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Fira Code Medium" svg:font-family="'Fira Code Medium'" style:font-pitch="fixed"/>
    <style:font-face style:name="Liberation Serif" svg:font-family="'Liberation Serif'" style:font-family-generic="roman" style:font-pitch="variable"/>
    <style:font-face style:name="Noto Serif CJK JP ExtraLight" svg:font-family="'Noto Serif CJK JP ExtraLight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text-line-through-style="none" style:text-line-through-type="none" style:font-name="Noto Serif CJK JP ExtraLight" fo:font-size="15pt" fo:font-style="italic" fo:font-weight="normal" officeooo:rsid="001f1024" officeooo:paragraph-rsid="001f1024" style:font-size-asian="15pt" style:font-style-asian="italic" style:font-weight-asian="normal" style:font-size-complex="15pt" style:font-style-complex="italic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text-line-through-style="none" style:text-line-through-type="none" style:font-name="Noto Serif CJK JP ExtraLight" fo:font-size="15pt" fo:font-style="italic" fo:font-weight="normal" officeooo:rsid="0020b04d" officeooo:paragraph-rsid="0020b04d" style:font-size-asian="15pt" style:font-style-asian="italic" style:font-weight-asian="normal" style:font-size-complex="15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text-line-through-style="none" style:text-line-through-type="none" style:font-name="Noto Serif CJK JP ExtraLight" fo:font-size="15pt" fo:font-style="italic" fo:font-weight="normal" officeooo:rsid="0027b09a" officeooo:paragraph-rsid="0027b09a" style:font-size-asian="15pt" style:font-style-asian="italic" style:font-weight-asian="normal" style:font-size-complex="15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text-line-through-style="none" style:text-line-through-type="none" style:font-name="Noto Serif CJK JP ExtraLight" fo:font-size="15pt" fo:font-style="italic" fo:font-weight="normal" officeooo:rsid="00307528" officeooo:paragraph-rsid="00307528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text-line-through-style="none" style:text-line-through-type="none" style:font-name="Noto Serif CJK JP ExtraLight" fo:font-size="15pt" fo:font-style="italic" fo:font-weight="normal" officeooo:rsid="003ae5ca" officeooo:paragraph-rsid="003ae5ca" style:font-size-asian="15pt" style:font-style-asian="italic" style:font-weight-asian="normal" style:font-size-complex="15pt" style:font-style-complex="italic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color="#000000" style:text-line-through-style="none" style:text-line-through-type="none" style:font-name="Noto Serif CJK JP ExtraLight" fo:font-size="15pt" fo:font-style="italic" fo:font-weight="normal" officeooo:rsid="0048da18" officeooo:paragraph-rsid="0048da18" style:font-size-asian="15pt" style:font-style-asian="italic" style:font-weight-asian="normal" style:font-size-complex="15pt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color="#000000" style:text-line-through-style="none" style:text-line-through-type="none" style:font-name="Noto Serif CJK JP ExtraLight" fo:font-size="15pt" fo:font-style="italic" fo:font-weight="normal" officeooo:rsid="0049a8c8" officeooo:paragraph-rsid="0049a8c8" style:font-size-asian="15pt" style:font-style-asian="italic" style:font-weight-asian="normal" style:font-size-complex="15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color="#000000" style:text-line-through-style="none" style:text-line-through-type="none" style:font-name="Noto Serif CJK JP ExtraLight" fo:font-size="15pt" fo:font-style="italic" fo:font-weight="normal" officeooo:rsid="004ae0e6" officeooo:paragraph-rsid="004ae0e6" style:font-size-asian="15pt" style:font-style-asian="italic" style:font-weight-asian="normal" style:font-size-complex="15pt" style:font-style-complex="italic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000000" style:text-line-through-style="none" style:text-line-through-type="none" style:font-name="Noto Serif CJK JP ExtraLight" fo:font-size="15pt" fo:font-style="italic" fo:font-weight="normal" officeooo:rsid="005514c7" officeooo:paragraph-rsid="005514c7" style:font-size-asian="15pt" style:font-style-asian="italic" style:font-weight-asian="normal" style:font-size-complex="15pt" style:font-style-complex="italic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color="#000000" style:text-line-through-style="none" style:text-line-through-type="none" style:font-name="Noto Serif CJK JP ExtraLight" fo:font-size="15pt" fo:language="la" fo:country="VA" fo:font-style="italic" fo:font-weight="normal" officeooo:rsid="0044eb10" officeooo:paragraph-rsid="003ae5ca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color="#000000" style:text-line-through-style="none" style:text-line-through-type="none" style:font-name="Noto Serif CJK JP ExtraLight" fo:font-size="15pt" fo:language="la" fo:country="VA" fo:font-style="italic" fo:font-weight="normal" officeooo:rsid="00570978" officeooo:paragraph-rsid="00570978" style:font-size-asian="15pt" style:font-style-asian="italic" style:font-weight-asian="normal" style:font-size-complex="15pt" style:font-style-complex="italic" style:font-weight-complex="normal"/>
    </style:style>
    <style:style style:name="P12" style:family="paragraph" style:parent-style-name="Text_20_body">
      <style:text-properties style:font-name="Fira Code Medium" fo:language="la" fo:country="VA" officeooo:rsid="001e0fb7" officeooo:paragraph-rsid="001e0fb7"/>
    </style:style>
    <style:style style:name="P13" style:family="paragraph" style:parent-style-name="Title">
      <style:text-properties style:font-name="Fira Code Medium" officeooo:rsid="001e0fb7" officeooo:paragraph-rsid="001e0fb7"/>
    </style:style>
    <style:style style:name="T1" style:family="text">
      <style:text-properties fo:language="la" fo:country="VA"/>
    </style:style>
    <style:style style:name="T2" style:family="text">
      <style:text-properties fo:language="la" fo:country="VA" officeooo:rsid="0025705c"/>
    </style:style>
    <style:style style:name="T3" style:family="text">
      <style:text-properties fo:language="la" fo:country="VA" officeooo:rsid="002915a1"/>
    </style:style>
    <style:style style:name="T4" style:family="text">
      <style:text-properties fo:language="la" fo:country="VA" officeooo:rsid="002bf96b"/>
    </style:style>
    <style:style style:name="T5" style:family="text">
      <style:text-properties fo:language="la" fo:country="VA" officeooo:rsid="002c220b"/>
    </style:style>
    <style:style style:name="T6" style:family="text">
      <style:text-properties fo:language="la" fo:country="VA" officeooo:rsid="003521c3"/>
    </style:style>
    <style:style style:name="T7" style:family="text">
      <style:text-properties fo:language="la" fo:country="VA" officeooo:rsid="0036d34e"/>
    </style:style>
    <style:style style:name="T8" style:family="text">
      <style:text-properties fo:language="la" fo:country="VA" officeooo:rsid="00385e6f"/>
    </style:style>
    <style:style style:name="T9" style:family="text">
      <style:text-properties fo:language="la" fo:country="VA" officeooo:rsid="0038c8c6"/>
    </style:style>
    <style:style style:name="T10" style:family="text">
      <style:text-properties fo:language="la" fo:country="VA" officeooo:rsid="003aa127"/>
    </style:style>
    <style:style style:name="T11" style:family="text">
      <style:text-properties fo:language="la" fo:country="VA" officeooo:rsid="00488399"/>
    </style:style>
    <style:style style:name="T12" style:family="text">
      <style:text-properties fo:language="la" fo:country="VA" officeooo:rsid="004ae0e6"/>
    </style:style>
    <style:style style:name="T13" style:family="text">
      <style:text-properties fo:language="la" fo:country="VA" officeooo:rsid="004c8ece"/>
    </style:style>
    <style:style style:name="T14" style:family="text">
      <style:text-properties fo:language="la" fo:country="VA" fo:background-color="transparent" loext:char-shading-value="0"/>
    </style:style>
    <style:style style:name="T15" style:family="text">
      <style:text-properties fo:color="#c9211e" fo:language="la" fo:country="VA" officeooo:rsid="002bf96b"/>
    </style:style>
    <style:style style:name="T16" style:family="text">
      <style:text-properties fo:color="#c9211e" fo:language="la" fo:country="VA" officeooo:rsid="002915a1"/>
    </style:style>
    <style:style style:name="T17" style:family="text">
      <style:text-properties fo:color="#00a933" fo:language="la" fo:country="VA"/>
    </style:style>
    <style:style style:name="T18" style:family="text">
      <style:text-properties fo:color="#00a933" fo:language="la" fo:country="VA" officeooo:rsid="002bf96b"/>
    </style:style>
    <style:style style:name="T19" style:family="text">
      <style:text-properties fo:color="#800080" fo:language="la" fo:country="VA"/>
    </style:style>
    <style:style style:name="T20" style:family="text">
      <style:text-properties fo:color="#800080" fo:language="la" fo:country="VA" officeooo:rsid="002915a1"/>
    </style:style>
    <style:style style:name="T21" style:family="text">
      <style:text-properties fo:color="#800080" fo:language="la" fo:country="VA" officeooo:rsid="004c8ece"/>
    </style:style>
    <style:style style:name="T22" style:family="text">
      <style:text-properties fo:color="#800080" fo:language="la" fo:country="VA" officeooo:rsid="0058cbf5"/>
    </style:style>
    <style:style style:name="T23" style:family="text">
      <style:text-properties fo:color="#800080" fo:language="la" fo:country="VA" officeooo:rsid="0059b95c"/>
    </style:style>
    <style:style style:name="T24" style:family="text">
      <style:text-properties fo:color="#000000" fo:language="la" fo:country="VA"/>
    </style:style>
    <style:style style:name="T25" style:family="text">
      <style:text-properties fo:color="#000000" fo:language="la" fo:country="VA" officeooo:rsid="00323cd7"/>
    </style:style>
    <style:style style:name="T26" style:family="text">
      <style:text-properties fo:color="#000000" fo:language="la" fo:country="VA" officeooo:rsid="003bd793"/>
    </style:style>
    <style:style style:name="T27" style:family="text">
      <style:text-properties fo:color="#ff0000" fo:language="la" fo:country="VA"/>
    </style:style>
    <style:style style:name="T28" style:family="text">
      <style:text-properties fo:color="#ff0000" fo:language="la" fo:country="VA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Quid <text:span text:style-name="T1">ferimus</text:span></text:p>
      <text:p text:style-name="P12"/>
      <text:p text:style-name="P1"><text:span text:style-name="T4">O’ </text:span><text:span text:style-name="T15">Afasia,</text:span><text:span text:style-name="T4"> che ‘l cor </text:span><text:span text:style-name="T10">c</text:span><text:span text:style-name="T4">i </text:span><text:span text:style-name="T18">guida</text:span><text:span text:style-name="T17">,</text:span></text:p>
      <text:p text:style-name="P2"><text:span text:style-name="T1">lo che </text:span><text:span text:style-name="T11">canto</text:span><text:span text:style-name="T1"> è ‘l mio genuin </text:span><text:span text:style-name="T19">studio</text:span></text:p>
      <text:p text:style-name="P3"><text:span text:style-name="T2">p</text:span><text:span text:style-name="T1">oscia </text:span><text:span text:style-name="T5">e</text:span><text:span text:style-name="T3"> </text:span><text:span text:style-name="T16">pria </text:span><text:span text:style-name="T3">del </text:span><text:span text:style-name="T7">mom</text:span><text:span text:style-name="T3">e</text:span><text:span text:style-name="T7">nt</text:span><text:span text:style-name="T3">o </text:span><text:span text:style-name="T20">cuio</text:span></text:p>
      <text:p text:style-name="P4"><text:span text:style-name="T6">a</text:span><text:span text:style-name="T1">lea </text:span><text:span text:style-name="T8">esatto</text:span><text:span text:style-name="T1"> </text:span><text:span text:style-name="T9">ebbe</text:span><text:span text:style-name="T8"> </text:span><text:span text:style-name="T1">te in mi </text:span><text:span text:style-name="T17">vita</text:span><text:span text:style-name="T25">,</text:span></text:p>
      <text:p text:style-name="P5"><text:span text:style-name="T25">e </text:span><text:span text:style-name="T26">il</text:span><text:span text:style-name="T24"> ciel levò ‘l suo velo </text:span><text:span text:style-name="T19">scuro.</text:span></text:p>
      <text:p text:style-name="P10"/>
      <text:p text:style-name="P6"><text:span text:style-name="T1">Senza </text:span><text:span text:style-name="T28">Dio</text:span><text:span text:style-name="T14"> </text:span><text:span text:style-name="T1">e sì senza </text:span><text:span text:style-name="T17">oracolo</text:span><text:span text:style-name="T1">,</text:span></text:p>
      <text:p text:style-name="P7"><text:span text:style-name="T12">e </text:span><text:span text:style-name="T1">nunc che ‘l tempo </text:span><text:span text:style-name="T13">si </text:span><text:span text:style-name="T21">raccorcia</text:span><text:span text:style-name="T1">,</text:span></text:p>
      <text:p text:style-name="P6"><text:span text:style-name="T1">pago il </text:span><text:span text:style-name="T27">fio</text:span><text:span text:style-name="T1"> della mia </text:span><text:span text:style-name="T19">facondia</text:span><text:span text:style-name="T1">:</text:span></text:p>
      <text:p text:style-name="P8"><text:span text:style-name="T1">sempiterno scrivo, e ‘l </text:span><text:span text:style-name="T17">bacolo</text:span></text:p>
      <text:p text:style-name="P9"><text:span text:style-name="T1">che solei tener ora </text:span><text:span text:style-name="T23">dorma</text:span><text:span text:style-name="T1">.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Fira Code Medium" svg:font-family="'Fira Code Medium'" style:font-pitch="fixed"/>
    <style:font-face style:name="Liberation Serif" svg:font-family="'Liberation Serif'" style:font-family-generic="roman" style:font-pitch="variable"/>
    <style:font-face style:name="Noto Serif CJK JP ExtraLight" svg:font-family="'Noto Serif CJK JP ExtraLight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19T09:02:11.178977941</meta:creation-date>
    <dc:date>2020-10-19T18:05:39.859944080</dc:date>
    <meta:editing-duration>PT2H49M12S</meta:editing-duration>
    <meta:editing-cycles>47</meta:editing-cycles>
    <meta:generator>LibreOffice/6.3.5.2$Linux_X86_64 LibreOffice_project/30$Build-2</meta:generator>
    <meta:document-statistic meta:table-count="0" meta:image-count="0" meta:object-count="0" meta:page-count="1" meta:paragraph-count="11" meta:word-count="67" meta:character-count="321" meta:non-whitespace-character-count="265"/>
  </office:meta>
</office:document-meta>
</file>